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5.9208in" style:rel-width="94%" style:page-number="auto" table:align="center" style:writing-mode="lr-tb"/>
    </style:style>
    <style:style style:name="Table1.A" style:family="table-column">
      <style:table-column-properties style:column-width="1.0917in" style:rel-column-width="1615*"/>
    </style:style>
    <style:style style:name="Table1.B" style:family="table-column">
      <style:table-column-properties style:column-width="0.1792in" style:rel-column-width="265*"/>
    </style:style>
    <style:style style:name="Table1.C" style:family="table-column">
      <style:table-column-properties style:column-width="1.1597in" style:rel-column-width="1716*"/>
    </style:style>
    <style:style style:name="Table1.D" style:family="table-column">
      <style:table-column-properties style:column-width="0.8201in" style:rel-column-width="1213*"/>
    </style:style>
    <style:style style:name="Table1.E" style:family="table-column">
      <style:table-column-properties style:column-width="1.4604in" style:rel-column-width="2160*"/>
    </style:style>
    <style:style style:name="Table1.F" style:family="table-column">
      <style:table-column-properties style:column-width="0.05in" style:rel-column-width="74*"/>
    </style:style>
    <style:style style:name="Table1.1" style:family="table-row">
      <style:table-row-properties style:min-row-height="0.2493in" fo:keep-together="auto"/>
    </style:style>
    <style:style style:name="Table1.A1" style:family="table-cell">
      <style:table-cell-properties style:vertical-align="middle" style:border-line-width-left="0.0104in 0.0104in 0.0208in" fo:padding-left="0.075in" fo:padding-right="0.075in" fo:padding-top="0in" fo:padding-bottom="0in" fo:border-left="3pt double #ff66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G1" style:family="table-cell">
      <style:table-cell-properties style:border-line-width-left="0.0104in 0.0104in 0.0208in" fo:padding="0in" fo:border-left="3pt double #ff6600" fo:border-right="none" fo:border-top="none" fo:border-bottom="none"/>
    </style:style>
    <style:style style:name="Table1.2" style:family="table-row">
      <style:table-row-properties style:min-row-height="0.2021in" fo:keep-together="auto"/>
    </style:style>
    <style:style style:name="Table1.A2" style:family="table-cell">
      <style:table-cell-properties style:vertical-align="middle" style:border-line-width-top="0.0104in 0.0104in 0.0208in" fo:padding-left="0.075in" fo:padding-right="0.075in" fo:padding-top="0in" fo:padding-bottom="0in" fo:border-left="0.5pt solid #000000" fo:border-right="none" fo:border-top="3pt double #ff66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style:border-line-width-right="0.0104in 0.0104in 0.0208in" fo:padding-left="0.075in" fo:padding-right="0.075in" fo:padding-top="0in" fo:padding-bottom="0in" fo:border-left="0.5pt solid #000000" fo:border-right="3pt double #ff6600" fo:border-top="0.5pt solid #000000" fo:border-bottom="0.5pt solid #000000" style:writing-mode="lr-tb"/>
    </style:style>
    <style:style style:name="Table1.3" style:family="table-row">
      <style:table-row-properties style:min-row-height="0.1118in" fo:keep-together="auto"/>
    </style:style>
    <style:style style:name="Table2" style:family="table">
      <style:table-properties style:width="6.2986in" style:rel-width="100%" fo:margin-left="-0.0785in" table:align="left" style:writing-mode="lr-tb"/>
    </style:style>
    <style:style style:name="Table2.A" style:family="table-column">
      <style:table-column-properties style:column-width="0.6833in" style:rel-column-width="1009*"/>
    </style:style>
    <style:style style:name="Table2.B" style:family="table-column">
      <style:table-column-properties style:column-width="0.609in" style:rel-column-width="899*"/>
    </style:style>
    <style:style style:name="Table2.C" style:family="table-column">
      <style:table-column-properties style:column-width="1.0986in" style:rel-column-width="1621*"/>
    </style:style>
    <style:style style:name="Table2.D" style:family="table-column">
      <style:table-column-properties style:column-width="3.9076in" style:rel-column-width="5767*"/>
    </style:style>
    <style:style style:name="Table2.1" style:family="table-row">
      <style:table-row-properties style:min-row-height="0.4507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1847in" fo:keep-together="auto"/>
    </style:style>
    <style:style style:name="Table2.3" style:family="table-row">
      <style:table-row-properties style:min-row-height="0.4535in" fo:keep-together="auto"/>
    </style:style>
    <style:style style:name="Table2.4" style:family="table-row">
      <style:table-row-properties style:min-row-height="0.3069in" fo:keep-together="auto"/>
    </style:style>
    <style:style style:name="Table2.5" style:family="table-row">
      <style:table-row-properties style:min-row-height="0.2819in" fo:keep-together="auto"/>
    </style:style>
    <style:style style:name="Table2.6" style:family="table-row">
      <style:table-row-properties style:min-row-height="0.1125in" fo:keep-together="always"/>
    </style:style>
    <style:style style:name="Table2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7" style:family="table-row">
      <style:table-row-properties style:min-row-height="3.0188in" fo:keep-together="always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8" style:family="table-row">
      <style:table-row-properties style:min-row-height="0.2007in" fo:keep-together="always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0.5pt dotted #000000" style:writing-mode="lr-tb"/>
    </style:style>
    <style:style style:name="Table2.9" style:family="table-row">
      <style:table-row-properties style:min-row-height="1.3604in" fo:keep-together="always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0.5pt dotted #000000" fo:border-bottom="0.5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dotted #000000" fo:border-bottom="0.5pt solid #000000" style:writing-mode="lr-tb"/>
    </style:style>
    <style:style style:name="Table2.10" style:family="table-row">
      <style:table-row-properties style:min-row-height="0.1542in" fo:keep-together="always"/>
    </style:style>
    <style:style style:name="Table2.11" style:family="table-row">
      <style:table-row-properties style:min-row-height="0.334in" fo:keep-together="always"/>
    </style:style>
    <style:style style:name="Table2.12" style:family="table-row">
      <style:table-row-properties style:min-row-height="0.6528in" fo:keep-together="auto"/>
    </style:style>
    <style:style style:name="Table2.13" style:family="table-row">
      <style:table-row-properties style:min-row-height="0.2826in" fo:keep-together="auto"/>
    </style:style>
    <style:style style:name="Table2.14" style:family="table-row">
      <style:table-row-properties style:min-row-height="0.109in" fo:keep-together="auto"/>
    </style:style>
    <style:style style:name="Table2.A14" style:family="table-cell">
      <style:table-cell-properties fo:padding="0in" fo:border="none"/>
    </style:style>
    <style:style style:name="Table2.15" style:family="table-row">
      <style:table-row-properties style:min-row-height="0.1083in" fo:keep-together="auto"/>
    </style:style>
    <style:style style:name="Table2.A15" style:family="table-cell">
      <style:table-cell-properties fo:padding="0in" fo:border="none"/>
    </style:style>
    <style:style style:name="P1" style:family="paragraph" style:parent-style-name="Body_20_Text_20_3">
      <style:paragraph-properties fo:text-align="center" style:justify-single-word="false"/>
    </style:style>
    <style:style style:name="P2" style:family="paragraph" style:parent-style-name="Body_20_Text_20_3">
      <style:paragraph-properties fo:text-align="center" style:justify-single-word="false"/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P3" style:family="paragraph" style:parent-style-name="Body_20_Text_20_3">
      <style:paragraph-properties fo:line-height="105%"/>
      <style:text-properties fo:color="#993300" fo:font-size="8pt" fo:language="sl" fo:country="SI" style:font-name-asian="Arial" style:font-size-asian="8pt" style:font-name-complex="Arial" style:font-size-complex="8pt"/>
    </style:style>
    <style:style style:name="P4" style:family="paragraph" style:parent-style-name="Body_20_Text_20_3">
      <style:text-properties fo:color="#993300" fo:font-size="8pt" fo:language="sl" fo:country="SI" style:font-size-asian="8pt" style:font-name-complex="Arial" style:font-size-complex="8pt"/>
    </style:style>
    <style:style style:name="P5" style:family="paragraph" style:parent-style-name="Body_20_Text_20_3">
      <style:paragraph-properties fo:text-align="center" style:justify-single-word="false"/>
      <style:text-properties fo:color="#993300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P6" style:family="paragraph" style:parent-style-name="Body_20_Text_20_3">
      <style:text-properties fo:color="#993300" fo:font-size="8pt" fo:font-weight="bold" style:font-size-asian="8pt" style:font-weight-asian="bold" style:font-weight-complex="bold"/>
    </style:style>
    <style:style style:name="P7" style:family="paragraph" style:parent-style-name="Body_20_Text_20_3">
      <style:paragraph-properties fo:text-align="center" style:justify-single-word="false"/>
      <style:text-properties fo:color="#993300" fo:font-size="8pt" fo:font-weight="bold" style:font-size-asian="8pt" style:font-weight-asian="bold" style:font-weight-complex="bold"/>
    </style:style>
    <style:style style:name="P8" style:family="paragraph" style:parent-style-name="Body_20_Text_20_3">
      <style:paragraph-properties fo:margin-left="-0.0193in" fo:margin-right="-0.0209in" fo:text-align="center" style:justify-single-word="false" fo:text-indent="0in" style:auto-text-indent="false"/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P9" style:family="paragraph" style:parent-style-name="Body_20_Text_20_3">
      <style:paragraph-properties fo:margin-left="-0.0902in" fo:margin-right="0in" fo:text-align="center" style:justify-single-word="false" fo:text-indent="0in" style:auto-text-indent="false"/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P10" style:family="paragraph" style:parent-style-name="Body_20_Text_20_3">
      <style:paragraph-properties fo:margin-left="0.5in" fo:margin-right="0in" fo:text-indent="0in" style:auto-text-indent="false"/>
    </style:style>
    <style:style style:name="P11" style:family="paragraph" style:parent-style-name="Body_20_Text_20_3">
      <style:paragraph-properties fo:margin-left="0.2992in" fo:margin-right="0in" fo:text-indent="0in" style:auto-text-indent="false"/>
    </style:style>
    <style:style style:name="P12" style:family="paragraph" style:parent-style-name="Body_20_Text_20_3">
      <style:paragraph-properties fo:margin-left="0.2992in" fo:margin-right="0in" fo:text-indent="0in" style:auto-text-indent="false"/>
      <style:text-properties fo:color="#993300" fo:font-size="7pt" style:font-size-asian="7pt"/>
    </style:style>
    <style:style style:name="P13" style:family="paragraph" style:parent-style-name="Body_20_Text_20_3">
      <style:paragraph-properties fo:margin-left="0.2992in" fo:margin-right="0in" fo:text-indent="0in" style:auto-text-indent="false"/>
      <style:text-properties fo:color="#993300" fo:font-size="7pt" fo:font-weight="bold" style:font-size-asian="7pt" style:font-weight-asian="bold" style:font-weight-complex="bold"/>
    </style:style>
    <style:style style:name="P14" style:family="paragraph" style:parent-style-name="Body_20_Text_20_3">
      <style:paragraph-properties fo:margin-left="0.2992in" fo:margin-right="0in" fo:text-indent="0in" style:auto-text-indent="false"/>
      <style:text-properties fo:color="#993300" fo:font-size="6pt" style:font-size-asian="6pt"/>
    </style:style>
    <style:style style:name="P15" style:family="paragraph" style:parent-style-name="Body_20_Text_20_3">
      <style:paragraph-properties fo:margin-left="0.2992in" fo:margin-right="0in" fo:text-indent="0in" style:auto-text-indent="false"/>
      <style:text-properties fo:color="#993300" fo:font-size="6pt" style:text-underline-style="solid" style:text-underline-width="auto" style:text-underline-color="font-color" style:font-size-asian="6pt"/>
    </style:style>
    <style:style style:name="P16" style:family="paragraph" style:parent-style-name="Body_20_Text_20_Indent_20_2">
      <style:paragraph-properties fo:line-height="105%"/>
    </style:style>
    <style:style style:name="P17" style:family="paragraph" style:parent-style-name="Body_20_Text_20_Indent_20_2">
      <style:paragraph-properties style:snap-to-layout-grid="false"/>
      <style:text-properties fo:color="#993300" fo:language="sl" fo:country="SI" fo:font-style="italic" fo:font-weight="bold" style:font-style-asian="italic" style:font-weight-asian="bold" style:font-name-complex="Arial" style:font-size-complex="8pt" style:font-style-complex="italic" style:font-weight-complex="bold"/>
    </style:style>
    <style:style style:name="P18" style:family="paragraph" style:parent-style-name="Body_20_Text_20_Indent_20_2">
      <style:text-properties fo:color="#993300" style:font-size-complex="8pt"/>
    </style:style>
    <style:style style:name="P19" style:family="paragraph" style:parent-style-name="Body_20_Text_20_Indent_20_2">
      <style:paragraph-properties style:snap-to-layout-grid="false"/>
      <style:text-properties fo:color="#993300" style:font-size-complex="8pt"/>
    </style:style>
    <style:style style:name="P20" style:family="paragraph" style:parent-style-name="Body_20_Text_20_Indent_20_2">
      <style:paragraph-properties fo:line-height="110%"/>
      <style:text-properties fo:color="#993300" style:font-size-complex="8pt"/>
    </style:style>
    <style:style style:name="P21" style:family="paragraph" style:parent-style-name="Body_20_Text_20_Indent_20_2">
      <style:paragraph-properties fo:line-height="105%"/>
      <style:text-properties fo:color="#800000" fo:font-style="italic" style:font-style-asian="italic" style:font-size-complex="8pt" style:font-style-complex="italic"/>
    </style:style>
    <style:style style:name="P22" style:family="paragraph" style:parent-style-name="Body_20_Text_20_Indent_20_2">
      <style:paragraph-properties fo:line-height="105%"/>
      <style:text-properties fo:color="#800000" fo:font-style="italic" style:font-style-asian="italic" style:font-style-complex="italic"/>
    </style:style>
    <style:style style:name="P23" style:family="paragraph" style:parent-style-name="Body_20_Text_20_Indent_20_2">
      <style:paragraph-properties fo:line-height="105%"/>
      <style:text-properties fo:color="#800000"/>
    </style:style>
    <style:style style:name="P24" style:family="paragraph" style:parent-style-name="Body_20_Text_20_Indent_20_2"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P25" style:family="paragraph" style:parent-style-name="Body_20_Text_20_Indent_20_2">
      <style:paragraph-properties fo:margin-left="0.1256in" fo:margin-right="0in" fo:line-height="105%" fo:text-indent="0in" style:auto-text-indent="false"/>
    </style:style>
    <style:style style:name="P26" style:family="paragraph" style:parent-style-name="Body_20_Text_20_Indent_20_2">
      <style:paragraph-properties fo:margin-left="0.1256in" fo:margin-right="0in" fo:line-height="105%" fo:text-indent="0in" style:auto-text-indent="false"/>
      <style:text-properties fo:color="#993300" style:font-size-complex="8pt"/>
    </style:style>
    <style:style style:name="P27" style:family="paragraph" style:parent-style-name="Heading_20_2">
      <style:text-properties fo:color="#993300"/>
    </style:style>
    <style:style style:name="P28" style:family="paragraph" style:parent-style-name="Heading_20_3">
      <style:text-properties fo:color="#993300"/>
    </style:style>
    <style:style style:name="P29" style:family="paragraph" style:parent-style-name="Heading_20_3">
      <style:paragraph-properties fo:text-align="start" style:justify-single-word="false"/>
      <style:text-properties fo:language="sl" fo:country="SI" style:font-name-complex="Arial" style:font-size-complex="8pt"/>
    </style:style>
    <style:style style:name="P30" style:family="paragraph" style:parent-style-name="Heading_20_4">
      <style:paragraph-properties fo:text-align="center" style:justify-single-word="false" style:snap-to-layout-grid="false"/>
      <style:text-properties fo:color="#993300" style:font-name="Arial" fo:font-size="10pt" style:rfc-language-tag="sr-Latn-CS" fo:language="sr" fo:script="Latn" fo:country="CS" fo:font-style="italic" style:font-size-asian="10pt" style:font-style-asian="italic" style:font-name-complex="Arial" style:font-style-complex="italic"/>
    </style:style>
    <style:style style:name="P31" style:family="paragraph" style:parent-style-name="Normal_20__28_Web_29_">
      <style:paragraph-properties fo:margin-top="0in" fo:margin-bottom="0in" loext:contextual-spacing="false"/>
    </style:style>
    <style:style style:name="P32" style:family="paragraph" style:parent-style-name="Normal_20__28_Web_29_">
      <style:paragraph-properties fo:margin-top="0in" fo:margin-bottom="0in" loext:contextual-spacing="false"/>
      <style:text-properties fo:color="#000000" style:font-name="Arial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33" style:family="paragraph" style:parent-style-name="Normal_20__28_Web_29_">
      <style:paragraph-properties fo:margin-top="0in" fo:margin-bottom="0in" loext:contextual-spacing="false"/>
      <style:text-properties fo:color="#993300" style:font-name="Arial" fo:font-size="8pt" style:rfc-language-tag="sr-Latn-CS" fo:language="sr" fo:script="Latn" fo:country="CS" fo:font-style="italic" fo:font-weight="bold" style:font-size-asian="8pt" style:font-style-asian="italic" style:font-weight-asian="bold" style:font-name-complex="Arial" style:font-style-complex="italic" style:font-weight-complex="bold"/>
    </style:style>
    <style:style style:name="P34" style:family="paragraph" style:parent-style-name="Standard">
      <style:text-properties fo:color="#000000" style:font-name="Arial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35" style:family="paragraph" style:parent-style-name="Standard">
      <style:paragraph-properties style:snap-to-layout-grid="false"/>
      <style:text-properties fo:color="#000000" style:font-name="Arial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36" style:family="paragraph" style:parent-style-name="Standard">
      <style:text-properties fo:color="#000000" style:font-name="Arial" fo:font-size="10pt" style:rfc-language-tag="sr-Latn-CS" fo:language="sr" fo:script="Latn" fo:country="CS" fo:font-style="italic" style:font-size-asian="10pt" style:font-style-asian="italic" style:font-name-complex="Arial" style:font-style-complex="italic"/>
    </style:style>
    <style:style style:name="P37" style:family="paragraph" style:parent-style-name="Standard" style:list-style-name="WW8Num6">
      <style:text-properties fo:color="#993300" style:font-name="Arial" fo:font-size="8pt" fo:language="sl" fo:country="SI" style:font-size-asian="8pt" style:font-name-complex="Arial" style:font-size-complex="8pt"/>
    </style:style>
    <style:style style:name="P38" style:family="paragraph" style:parent-style-name="Standard">
      <style:text-properties fo:language="sl" fo:country="SI"/>
    </style:style>
    <style:style style:name="P39" style:family="paragraph" style:parent-style-name="Standard">
      <style:paragraph-properties fo:margin-left="0.0083in" fo:margin-right="0in" fo:text-align="center" style:justify-single-word="false" fo:text-indent="0in" style:auto-text-indent="false"/>
      <style:text-properties fo:color="#993300" style:font-name="Arial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40" style:family="paragraph" style:parent-style-name="Standard" style:list-style-name="WW8Num6">
      <style:paragraph-properties fo:margin-left="0.1252in" fo:margin-right="0in" fo:text-indent="-0.1252in" style:auto-text-indent="false">
        <style:tab-stops/>
      </style:paragraph-properties>
    </style:style>
    <style:style style:name="P41" style:family="paragraph" style:parent-style-name="Standard">
      <style:paragraph-properties fo:margin-left="0.1252in" fo:margin-right="0in" fo:text-indent="0in" style:auto-text-indent="false"/>
    </style:style>
    <style:style style:name="P42" style:family="paragraph" style:parent-style-name="Standard">
      <style:paragraph-properties fo:margin-left="0.1252in" fo:margin-right="0in" fo:text-indent="0in" style:auto-text-indent="false"/>
      <style:text-properties fo:color="#993300" style:font-name="Arial" fo:font-size="8pt" fo:language="sl" fo:country="SI" style:font-size-asian="8pt" style:font-name-complex="Arial"/>
    </style:style>
    <style:style style:name="P43" style:family="paragraph" style:parent-style-name="Standard">
      <style:paragraph-properties fo:margin-left="0.1252in" fo:margin-right="0in" fo:text-indent="0in" style:auto-text-indent="false"/>
      <style:text-properties fo:color="#993300" style:font-name="Arial" fo:font-size="8pt" style:rfc-language-tag="sr-Latn-CS" fo:language="sr" fo:script="Latn" fo:country="CS" style:font-size-asian="8pt" style:font-name-complex="Arial"/>
    </style:style>
    <style:style style:name="P44" style:family="paragraph" style:parent-style-name="Standard">
      <style:paragraph-properties fo:margin-left="0.1252in" fo:margin-right="0in" fo:text-indent="0in" style:auto-text-indent="false"/>
      <style:text-properties fo:color="#800000" style:font-name="Arial" fo:font-size="8pt" style:rfc-language-tag="sr-Latn-CS" fo:language="sr" fo:script="Latn" fo:country="CS" style:font-size-asian="8pt" style:font-name-complex="Ari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ize-complex="8pt" style:font-style-complex="italic"/>
    </style:style>
    <style:style style:name="T4" style:family="text">
      <style:text-properties style:font-name="Arial" fo:font-size="10pt" style:rfc-language-tag="sr-Latn-CS" fo:language="sr" fo:script="Latn" fo:country="CS" style:font-size-asian="10pt" style:font-name-complex="Arial"/>
    </style:style>
    <style:style style:name="T5" style:family="text">
      <style:text-properties style:font-name="Arial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6" style:family="text">
      <style:text-properties fo:color="#000000" style:font-name="Arial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7" style:family="text">
      <style:text-properties fo:color="#000000" style:font-name="Arial" fo:font-size="10pt" style:rfc-language-tag="sr-Latn-CS" fo:language="sr" fo:script="Latn" fo:country="CS" fo:font-style="italic" style:font-size-asian="10pt" style:font-style-asian="italic" style:font-name-complex="Arial" style:font-style-complex="italic"/>
    </style:style>
    <style:style style:name="T8" style:family="text">
      <style:text-properties fo:color="#000000" style:font-name="Arial" style:rfc-language-tag="sr-Latn-CS" fo:language="sr" fo:script="Latn" fo:country="CS" style:font-name-complex="Arial"/>
    </style:style>
    <style:style style:name="T9" style:family="text">
      <style:text-properties fo:color="#000000" style:font-name="Arial" fo:font-size="8pt" style:rfc-language-tag="sr-Latn-CS" fo:language="sr" fo:script="Latn" fo:country="CS" fo:font-style="italic" fo:font-weight="bold" style:font-size-asian="8pt" style:font-style-asian="italic" style:font-weight-asian="bold" style:font-name-complex="Arial" style:font-style-complex="italic" style:font-weight-complex="bold"/>
    </style:style>
    <style:style style:name="T10" style:family="text">
      <style:text-properties fo:color="#b6150d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b6150d" fo:font-size="16pt" fo:language="sl" fo:country="SI" fo:font-weight="normal" style:font-size-asian="16pt" style:font-weight-asian="normal" style:font-size-complex="16pt" style:font-weight-complex="normal"/>
    </style:style>
    <style:style style:name="T12" style:family="text">
      <style:text-properties fo:font-size="9pt" fo:font-style="italic" style:font-size-asian="9pt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ize="9pt" fo:font-style="italic" style:font-size-asian="9pt" style:font-style-asian="italic" style:font-style-complex="italic"/>
    </style:style>
    <style:style style:name="T15" style:family="text">
      <style:text-properties fo:color="#993300"/>
    </style:style>
    <style:style style:name="T16" style:family="text">
      <style:text-properties fo:color="#993300" style:font-name="Arial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7" style:family="text">
      <style:text-properties fo:color="#993300" style:font-name="Arial" fo:font-size="8pt" fo:language="sl" fo:country="SI" style:font-size-asian="8pt" style:font-name-complex="Arial"/>
    </style:style>
    <style:style style:name="T18" style:family="text">
      <style:text-properties fo:color="#993300" style:font-name="Arial" fo:font-size="8pt" fo:language="sl" fo:country="SI" style:font-size-asian="8pt" style:font-name-complex="Arial" style:font-size-complex="8pt"/>
    </style:style>
    <style:style style:name="T19" style:family="text">
      <style:text-properties fo:color="#993300" style:font-name="Arial" fo:font-size="8pt" style:rfc-language-tag="sr-Latn-CS" fo:language="sr" fo:script="Latn" fo:country="CS" style:font-size-asian="8pt" style:font-name-complex="Arial"/>
    </style:style>
    <style:style style:name="T20" style:family="text">
      <style:text-properties fo:color="#993300" style:font-name="Arial" fo:font-size="8pt" style:rfc-language-tag="sr-Latn-CS" fo:language="sr" fo:script="Latn" fo:country="CS" style:font-size-asian="8pt" style:font-name-complex="Arial" style:font-size-complex="8pt"/>
    </style:style>
    <style:style style:name="T21" style:family="text">
      <style:text-properties fo:color="#993300" style:font-name="Arial" fo:font-size="8pt" style:rfc-language-tag="sr-Latn-CS" fo:language="sr" fo:script="Latn" fo:country="CS" fo:font-style="italic" fo:font-weight="bold" style:font-size-asian="8pt" style:font-style-asian="italic" style:font-weight-asian="bold" style:font-name-complex="Arial" style:font-style-complex="italic" style:font-weight-complex="bold"/>
    </style:style>
    <style:style style:name="T22" style:family="text">
      <style:text-properties fo:color="#993300" style:font-name="Arial" fo:font-size="8pt" style:rfc-language-tag="sr-Latn-CS" fo:language="sr" fo:script="Latn" fo:country="CS" fo:font-style="italic" style:font-size-asian="8pt" style:font-style-asian="italic" style:font-name-complex="Arial" style:font-style-complex="italic"/>
    </style:style>
    <style:style style:name="T23" style:family="text">
      <style:text-properties fo:color="#993300" fo:language="sl" fo:country="SI" style:font-name-complex="Arial"/>
    </style:style>
    <style:style style:name="T24" style:family="text">
      <style:text-properties fo:color="#993300" fo:language="sl" fo:country="SI" style:font-name-complex="Arial" style:font-size-complex="8pt"/>
    </style:style>
    <style:style style:name="T25" style:family="text">
      <style:text-properties fo:color="#993300" fo:font-size="8pt" style:font-size-asian="8pt"/>
    </style:style>
    <style:style style:name="T26" style:family="text">
      <style:text-properties fo:color="#993300" fo:font-size="8pt" fo:language="sl" fo:country="SI" style:font-size-asian="8pt" style:font-name-complex="Arial"/>
    </style:style>
    <style:style style:name="T27" style:family="text">
      <style:text-properties fo:color="#993300" fo:font-size="8pt" fo:language="sl" fo:country="SI" style:font-size-asian="8pt" style:font-name-complex="Arial" style:font-size-complex="8pt"/>
    </style:style>
    <style:style style:name="T28" style:family="text">
      <style:text-properties fo:color="#993300" fo:font-size="8pt" fo:language="sl" fo:country="SI" fo:font-weight="bold" style:font-size-asian="8pt" style:font-weight-asian="bold" style:font-name-complex="Arial" style:font-size-complex="8pt" style:font-weight-complex="bold"/>
    </style:style>
    <style:style style:name="T29" style:family="text">
      <style:text-properties fo:color="#993300" fo:font-size="8pt" fo:font-weight="bold" style:font-size-asian="8pt" style:font-weight-asian="bold" style:font-weight-complex="bold"/>
    </style:style>
    <style:style style:name="T30" style:family="text">
      <style:text-properties fo:color="#993300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T31" style:family="text">
      <style:text-properties fo:color="#993300" fo:font-size="10pt" fo:font-style="italic" style:font-size-asian="10pt" style:font-style-asian="italic" style:font-size-complex="8pt" style:font-style-complex="italic"/>
    </style:style>
    <style:style style:name="T32" style:family="text">
      <style:text-properties fo:color="#993300" fo:font-size="10pt" style:rfc-language-tag="sr-Latn-CS" fo:language="sr" fo:script="Latn" fo:country="CS" fo:font-style="italic" fo:font-weight="bold" style:font-size-asian="10pt" style:font-style-asian="italic" style:font-weight-asian="bold" style:font-style-complex="italic" style:font-weight-complex="bold"/>
    </style:style>
    <style:style style:name="T33" style:family="text">
      <style:text-properties fo:color="#993300" style:font-size-complex="8pt"/>
    </style:style>
    <style:style style:name="T34" style:family="text">
      <style:text-properties fo:color="#993300" fo:font-size="7pt" fo:font-weight="bold" style:font-size-asian="7pt" style:font-weight-asian="bold" style:font-weight-complex="bold"/>
    </style:style>
    <style:style style:name="T35" style:family="text">
      <style:text-properties fo:color="#993300" fo:font-size="7pt" style:font-size-asian="7pt"/>
    </style:style>
    <style:style style:name="T36" style:family="text">
      <style:text-properties fo:color="#993300" fo:font-size="7pt" style:text-underline-style="solid" style:text-underline-width="auto" style:text-underline-color="font-color" fo:font-weight="bold" style:font-size-asian="7pt" style:font-weight-asian="bold" style:font-weight-complex="bold"/>
    </style:style>
    <style:style style:name="T37" style:family="text">
      <style:text-properties fo:color="#993300" fo:font-size="7pt" style:text-underline-style="solid" style:text-underline-width="auto" style:text-underline-color="font-color" style:font-size-asian="7pt"/>
    </style:style>
    <style:style style:name="T38" style:family="text">
      <style:text-properties fo:color="#993300" fo:font-size="6pt" style:font-size-asian="6pt"/>
    </style:style>
    <style:style style:name="T39" style:family="text">
      <style:text-properties fo:color="#993300" fo:font-size="6pt" style:text-underline-style="solid" style:text-underline-width="auto" style:text-underline-color="font-color" style:font-size-asian="6pt"/>
    </style:style>
    <style:style style:name="T40" style:family="text">
      <style:text-properties style:font-size-complex="8pt"/>
    </style:style>
    <style:style style:name="T41" style:family="text">
      <style:text-properties fo:color="#000000" style:font-name="Arial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42" style:family="text">
      <style:text-properties fo:color="#800000"/>
    </style:style>
    <style:style style:name="T43" style:family="text">
      <style:text-properties fo:color="#800000" style:rfc-language-tag="sr-Latn-CS" fo:language="sr" fo:script="Latn" fo:country="CS"/>
    </style:style>
    <style:style style:name="T44" style:family="text">
      <style:text-properties fo:color="#800000" style:rfc-language-tag="sr-Latn-CS" fo:language="sr" fo:script="Latn" fo:country="CS" style:font-size-complex="8pt"/>
    </style:style>
    <style:style style:name="T45" style:family="text">
      <style:text-properties fo:color="#800000" style:font-size-complex="8pt"/>
    </style:style>
    <style:style style:name="T46" style:family="text">
      <style:text-properties fo:color="#800000" fo:font-style="italic" style:font-style-asian="italic" style:font-size-complex="8pt" style:font-style-complex="italic"/>
    </style:style>
    <style:style style:name="T47" style:family="text">
      <style:text-properties fo:color="#800000" fo:font-weight="bold" style:font-weight-asian="bold" style:font-weight-complex="bold"/>
    </style:style>
    <style:style style:name="T48" style:family="text">
      <style:text-properties style:font-name-asian="Arial"/>
    </style:style>
    <style:style style:name="T49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row table:style-name="Table1.1">
          <table:table-cell table:style-name="Table1.A1" table:number-columns-spanned="2" office:value-type="string">
            <text:p text:style-name="P34">Naziv predmeta:</text:p>
          </table:table-cell>
          <table:covered-table-cell/>
          <table:table-cell table:style-name="Table1.C1" table:number-columns-spanned="4" office:value-type="string">
            <text:h text:style-name="Heading_20_3" text:outline-level="3"><text:span text:style-name="T11">RA</text:span><text:span text:style-name="T10">ČUNARI I PROGRAMIRANJE</text:span></text:h>
          </table:table-cell>
          <table:covered-table-cell/>
          <table:covered-table-cell/>
          <table:covered-table-cell/>
          <table:table-cell table:style-name="Table1.G1" office:value-type="string">
            <text:p text:style-name="P35"/>
          </table:table-cell>
        </table:table-row>
        <table:table-row table:style-name="Table1.2">
          <table:table-cell table:style-name="Table1.A2" office:value-type="string">
            <text:p text:style-name="P8">Šifra predmeta</text:p>
          </table:table-cell>
          <table:table-cell table:style-name="Table1.B2" table:number-columns-spanned="2" office:value-type="string">
            <text:p text:style-name="P9">Status predmeta</text:p>
          </table:table-cell>
          <table:covered-table-cell/>
          <table:table-cell table:style-name="Table1.B2" office:value-type="string">
            <text:p text:style-name="P9">Semestar</text:p>
          </table:table-cell>
          <table:table-cell table:style-name="Table1.B2" office:value-type="string">
            <text:p text:style-name="P2">Broj ECTS kredita</text:p>
          </table:table-cell>
          <table:table-cell table:style-name="Table1.F2" table:number-columns-spanned="2" office:value-type="string">
            <text:p text:style-name="P2">Fond časova</text:p>
          </table:table-cell>
          <table:covered-table-cell/>
        </table:table-row>
        <table:table-row table:style-name="Table1.3">
          <table:table-cell table:style-name="Table1.B2" office:value-type="string">
            <text:h text:style-name="P30" text:outline-level="4"/>
          </table:table-cell>
          <table:table-cell table:style-name="Table1.B2" table:number-columns-spanned="2" office:value-type="string">
            <text:h text:style-name="P27" text:outline-level="2">Obavezni</text:h>
          </table:table-cell>
          <table:covered-table-cell/>
          <table:table-cell table:style-name="Table1.B2" office:value-type="string">
            <text:h text:style-name="P27" text:outline-level="2">I</text:h>
          </table:table-cell>
          <table:table-cell table:style-name="Table1.B2" office:value-type="string">
            <text:p text:style-name="P39">6</text:p>
          </table:table-cell>
          <table:table-cell table:style-name="Table1.F2" table:number-columns-spanned="2" office:value-type="string">
            <text:h text:style-name="P28" text:outline-level="3">3P+3V</text:h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4">Studijski programi za koje se organizuje :</text:p>
            <text:list xml:id="list2244143716" text:style-name="WW8Num6">
              <text:list-item>
                <text:p text:style-name="P40"><text:span text:style-name="T18">Akademske studije RA</text:span><text:span text:style-name="T20">ČUNARSKIH NAUKA na Prirodno-matematičkom fakultetu</text:span><text:span text:style-name="T18"> (studije <text:s/>traju 6 semestara, 180 ECTS kredita)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Body_20_Text_20_3"><text:span text:style-name="T1">Uslovljenost drugim predmetima:</text:span><text:span text:style-name="T23"> </text:span><text:span text:style-name="T26">-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4" office:value-type="string">
            <text:p text:style-name="P32">Ciljevi izučavanja predmeta: </text:p>
            <text:p text:style-name="P31"><text:span text:style-name="T17">Kroz ovaj predmet studenti se upoznaju sa osnovnim pojmovima računarstva, brojnim sistemima, načinima predstavljanja različitih vrsta podataka u ra</text:span><text:span text:style-name="T19">čunaru, kao i Bulovim funkcijama. Uz to, na vježbama studenti ovladavaju osnovama višeg programskog jezika Pascal.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4" office:value-type="string">
            <text:p text:style-name="P32">Ime i prezime nastavnika i saradnika:</text:p>
            <text:p text:style-name="P33">prof. <text:s/>dr Predrag Stanišić - nastavnik, <text:s text:c="2"/>mr Rajko Ćalasan - saradnik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1" table:number-columns-spanned="4" office:value-type="string">
            <text:p text:style-name="Body_20_Text_20_3"><text:span text:style-name="T1">Metod nastave i savladanja gradiva: </text:span><text:span text:style-name="T27">Predavanja, vježbe u računarskoj učionici / laboratoriji.</text:span><text:span text:style-name="T28"> </text:span><text:span text:style-name="T27">Učenje i</text:span><text:span text:style-name="T28"> </text:span><text:span text:style-name="T27">samostalna izrada praktičnih zadataka. Konsultacije.</text:span>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6" table:number-columns-spanned="4" office:value-type="string">
            <text:h text:style-name="P29" text:outline-level="3">Sadržaj predmeta:</text:h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7" table:number-columns-spanned="2" office:value-type="string">
            <text:p text:style-name="P17"/>
            <text:p text:style-name="P18">Pripremna nedjelja</text:p>
            <text:p text:style-name="P18"/>
            <text:p text:style-name="P26">I <text:s text:c="3"/>nedjelja <text:s text:c="5"/></text:p>
            <text:p text:style-name="P26">II <text:s text:c="2"/>nedjelja <text:s text:c="5"/></text:p>
            <text:p text:style-name="P26">III <text:s/>nedjelja <text:s text:c="5"/></text:p>
            <text:p text:style-name="P26">IV <text:s/>nedjelja <text:s text:c="5"/></text:p>
            <text:p text:style-name="P25"><text:span text:style-name="T33">V <text:s text:c="2"/>nedjelja <text:s text:c="5"/></text:span></text:p>
            <text:p text:style-name="P26">VI <text:s/>nedjelja <text:s text:c="5"/></text:p>
            <text:p text:style-name="P26">VII <text:s/>nedjelja <text:s text:c="5"/></text:p>
            <text:p text:style-name="P26">VIII nedjelja <text:s text:c="5"/></text:p>
            <text:p text:style-name="P26">IX <text:s text:c="2"/>nedjelja <text:s text:c="5"/></text:p>
            <text:p text:style-name="P26">X <text:s text:c="3"/>nedjelja <text:s text:c="5"/></text:p>
            <text:p text:style-name="P26">XI <text:s text:c="2"/>nedjelja <text:s text:c="5"/></text:p>
            <text:p text:style-name="P26">XII <text:s/>nedjelja <text:s text:c="5"/></text:p>
            <text:p text:style-name="P26">XIII nedjelja <text:s text:c="5"/></text:p>
            <text:p text:style-name="P26">XIV nedjelja <text:s text:c="5"/></text:p>
            <text:p text:style-name="P26">XV <text:s/>nedjelja </text:p>
            <text:p text:style-name="P26">XVI nedjelja <text:s text:c="10"/></text:p>
            <text:p text:style-name="P18"/>
            <text:p text:style-name="P18">Završna nedjelja</text:p>
            <text:p text:style-name="P18"/>
            <text:p text:style-name="P18">XVIII-XXI nedjelja</text:p>
          </table:table-cell>
          <table:covered-table-cell/>
          <table:table-cell table:style-name="Table2.A6" table:number-columns-spanned="2" office:value-type="string">
            <text:p text:style-name="P19"/>
            <text:p text:style-name="P18">Priprema i upis semestra</text:p>
            <text:p text:style-name="P20"/>
            <text:p text:style-name="P16"><text:span text:style-name="T33">Uvod. Informatika, informacioni sistem, obrada podataka, algoritam. </text:span><text:span text:style-name="T43">Uvod u Pascal.</text:span></text:p>
            <text:p text:style-name="P16"><text:span text:style-name="T45">Intuitivni i formalni pojam algoritma. </text:span><text:span text:style-name="T43">Osnovni tipovi podataka u Pascal-u i operacije na njima.</text:span></text:p>
            <text:p text:style-name="P16"><text:span text:style-name="T45">Hardver i softver. Razvoj računarske tehnike. <text:s/></text:span><text:span text:style-name="T42">Operatori i kontrolne strukture </text:span><text:span text:style-name="T43">Pascal-a.</text:span><text:span text:style-name="T45"><text:line-break/>Brojni sistemi. Operacije u binarnom sistemu.</text:span><text:span text:style-name="T43"> <text:s/></text:span><text:span text:style-name="T42">Operatori i kontrolne strukture </text:span><text:span text:style-name="T43">Pascal-a.</text:span><text:span text:style-name="T45"><text:line-break/>Konverzija broja iz jednog sistema u drugi. <text:s/></text:span><text:span text:style-name="T42">Operatori i kontrolne strukture </text:span><text:span text:style-name="T43">Pascal-a.</text:span><text:span text:style-name="T45"><text:line-break/>Predstavljanje cijelih brojeva u ra</text:span><text:span text:style-name="T44">č</text:span><text:span text:style-name="T45">unaru. </text:span><text:span text:style-name="T42">Funkcije, parametri, oblast promjenljive u </text:span><text:span text:style-name="T43">Pascal-u.</text:span><text:span text:style-name="T42"> </text:span></text:p>
            <text:p text:style-name="P16"><text:span text:style-name="T45">Predstavljanje racionalnih brojeva, znakovni podaci, kodiranja. </text:span><text:span text:style-name="T42">Ugra</text:span><text:span text:style-name="T43">đene funkcije u Pascal-u. </text:span></text:p>
            <text:p text:style-name="P21">Kolokvijum.;</text:p>
            <text:p text:style-name="P16"><text:span text:style-name="T42">Pojam Bulove funkcije. Elementarne funkcije. Nizovi, niske u Pascal-u</text:span><text:span text:style-name="T43">.</text:span><text:span text:style-name="T42"> <text:line-break/>Formule. Realizacija funkcija formulama. <text:s/>Nizovi, niske u Pascal-u</text:span><text:span text:style-name="T43">.</text:span><text:span text:style-name="T42"> </text:span></text:p>
            <text:p text:style-name="P16"><text:span text:style-name="T42">Ekvivalentnost formula. Nizovi, niske u Pascal-u</text:span><text:span text:style-name="T43">.</text:span><text:span text:style-name="T42"> </text:span></text:p>
            <text:p text:style-name="P16"><text:span text:style-name="T42">Princip dualnosti. <text:s/></text:span><text:span text:style-name="T43">Ulaz/izlaz u Pascal-u.</text:span></text:p>
            <text:p text:style-name="P16"><text:span text:style-name="T42">Savršena disjunktivna normalna forma. <text:s/>Karakteristike </text:span><text:span text:style-name="T43">komercijalnih Pascal kompajlera.</text:span><text:span text:style-name="T42"><text:line-break/>Kompletnost i zatvorenost. Primjeri zatvorenih klasa. Rekurzija u Pascal-u.</text:span></text:p>
            <text:p text:style-name="P23">Teorema o kompletnosti. Rekurzija u Pascal-u.</text:p>
            <text:p text:style-name="P22"><text:span text:style-name="T48"><text:s/></text:span>Završni ispit</text:p>
            <text:p text:style-name="P3"><text:s text:c="4"/></text:p>
            <text:p text:style-name="P4"><text:span text:style-name="T48"><text:s text:c="3"/></text:span>Ovjera semestra i upis ocjena</text:p>
            <text:p text:style-name="P4"/>
            <text:p text:style-name="P4"><text:span text:style-name="T48"><text:s text:c="3"/></text:span>Dopunska nastava i popravni ispitni rok</text:p>
          </table:table-cell>
          <table:covered-table-cell/>
        </table:table-row>
        <table:table-row table:style-name="Table2.8">
          <table:table-cell table:style-name="Table2.A8" table:number-columns-spanned="4" office:value-type="string">
            <text:p text:style-name="P24">Opterećenje studenata na predmetu</text:p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3" office:value-type="string">
            <text:p text:style-name="P5">Nedjeljno </text:p>
            <text:p text:style-name="P5"/>
            <text:p text:style-name="P7"/>
            <text:p text:style-name="P1"><text:span text:style-name="T29">7 kredita x 40/30 <text:s/>= </text:span><text:span text:style-name="T30">9 sati i 20 minuta</text:span></text:p>
            <text:p text:style-name="P6"><text:span text:style-name="T48"><text:s text:c="6"/></text:span>Struktura:</text:p>
            <text:p text:style-name="P10"><text:span text:style-name="T29">3</text:span><text:span text:style-name="T25"> sata predavanja</text:span></text:p>
            <text:p text:style-name="P10"><text:span text:style-name="T29">3</text:span><text:span text:style-name="T25"> sata računskih vježbi</text:span></text:p>
            <text:p text:style-name="P10"><text:span text:style-name="T29">3</text:span><text:span text:style-name="T25"> sata i </text:span><text:span text:style-name="T29">20</text:span><text:span text:style-name="T25"> minuta samostalnog rada, uključujući konsultacije</text:span></text:p>
          </table:table-cell>
          <table:covered-table-cell/>
          <table:covered-table-cell/>
          <table:table-cell table:style-name="Table2.D9" office:value-type="string">
            <text:p text:style-name="P5">U toku semestra</text:p>
            <text:p text:style-name="P11"><text:span text:style-name="T34">Nastava i završni ispit</text:span><text:span text:style-name="T35">: 9 sati i 20 minuta x 16 = </text:span><text:span text:style-name="T36">149 sati i 20 minuta</text:span></text:p>
            <text:p text:style-name="P11"><text:span text:style-name="T34">Neophodne pripreme</text:span><text:span text:style-name="T35"> prije početka semestra (administracija, upis, ovjera) </text:span></text:p>
            <text:p text:style-name="P11"><text:span text:style-name="T35">2 x (9 sati i 20 minuta) = </text:span><text:span text:style-name="T36">18 sati i 40 minuta </text:span><text:span text:style-name="T35"><text:s/></text:span></text:p>
            <text:p text:style-name="P14"/>
            <text:p text:style-name="P11"><text:span text:style-name="T29">Ukupno opterećenje za <text:s/>predmet <text:s/>7</text:span><text:span text:style-name="T30">x30 <text:s/>= 210 sati</text:span></text:p>
            <text:p text:style-name="P13"/>
            <text:p text:style-name="P11"><text:span text:style-name="T34">Dopunski rad </text:span><text:span text:style-name="T35"><text:s/>za pripremu ispita u popravnom ispitnom roku, uključujući i polaganje popravnog ispita </text:span><text:span text:style-name="T37">od 0 do 42 sata </text:span><text:span text:style-name="T35"><text:s text:c="2"/>(preostalo vrijeme od prve dvije stavke do ukupnog opterećenja za predmet 210 sati)</text:span></text:p>
            <text:p text:style-name="P15"/>
            <text:p text:style-name="P11"><text:span text:style-name="T34">Struktura opterećenja</text:span><text:span text:style-name="T35">: </text:span></text:p>
            <text:p text:style-name="P12">149 sati i 20 minuta (Nastava)+18 sati i 40 minuta(Priprema)+42 sata (Dopunski rad)</text:p>
          </table:table-cell>
        </table:table-row>
        <table:table-row table:style-name="Table2.10">
          <table:table-cell table:style-name="Table2.A6" table:number-columns-spanned="4" office:value-type="string">
            <text:p text:style-name="P41"><text:span text:style-name="T18">Studenti su obavezni da <text:s/>pohađaju nastavu, rade i predaju sve domaće zadatke, i rade kolokvijum.</text:span><text:span text:style-name="T15"> <text:s text:c="36"/></text:span></text:p>
          </table:table-cell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4" office:value-type="string">
            <text:p text:style-name="P34">Literatura: <text:s text:c="11"/></text:p>
            <text:p text:style-name="P42">Milan Martinović, Predrag Stanišić: Računari i principi programiranja, PMF Podgorica.</text:p>
            <text:p text:style-name="P44">G. Schneider, S. Bruell - "Advanced Programming and Problem Solving with Pascal", John Wiley &amp; Sons.</text:p>
          </table:table-cell>
          <table:covered-table-cell/>
          <table:covered-table-cell/>
          <table:covered-table-cell/>
        </table:table-row>
        <table:table-row table:style-name="Table2.12">
          <table:table-cell table:style-name="Table2.A1" table:number-columns-spanned="4" office:value-type="string">
            <text:p text:style-name="P34">Oblici provjere znanja i ocjenjivanje:</text:p>
            <text:list xml:id="list94948937054922" text:continue-numbering="true" text:style-name="WW8Num6">
              <text:list-item>
                <text:p text:style-name="P37">5 domaćih zadataka se ocjenjuju sa ukupno 10 poena (2 poena za svaki domaći zadatak),</text:p>
              </text:list-item>
              <text:list-item>
                <text:p text:style-name="P37">Kolokvijum od 40 poena </text:p>
              </text:list-item>
              <text:list-item>
                <text:p text:style-name="P37">Završni ispit 50 poena. </text:p>
              </text:list-item>
              <text:list-item>
                <text:p text:style-name="P37">Prelazna ocjena se dobija ako se kumulativno sakupi najmanje 51 poen.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1" table:number-columns-spanned="4" office:value-type="string">
            <text:p text:style-name="P34">Posebnu naznaku za predmet:</text:p>
            <text:p text:style-name="P43">Predavanja se izvode za grupu od oko 40-60 studenata, vježbe u grupama od oko 20 studenata.</text:p>
          </table:table-cell>
          <table:covered-table-cell/>
          <table:covered-table-cell/>
          <table:covered-table-cell/>
        </table:table-row>
        <table:table-row table:style-name="Table2.14">
          <table:table-cell table:style-name="Table2.A14" office:value-type="string">
            <text:p text:style-name="P36"/>
          </table:table-cell>
          <table:table-cell table:style-name="Table2.A1" table:number-columns-spanned="3" office:value-type="string">
            <text:p text:style-name="Standard"><text:span text:style-name="T6">Ime i prezime nastavnika koji je pripremio podatke: <text:s/></text:span><text:span text:style-name="T21">prof. <text:s/>dr Predrag Stanišić</text:span></text:p>
          </table:table-cell>
          <table:covered-table-cell/>
          <table:covered-table-cell/>
        </table:table-row>
        <table:table-row table:style-name="Table2.15">
          <table:table-cell table:style-name="Table2.A15" office:value-type="string">
            <text:p text:style-name="P34"/>
          </table:table-cell>
          <table:table-cell table:style-name="Table2.A1" table:number-columns-spanned="3" office:value-type="string">
            <text:p text:style-name="P34">Napomena: <text:s text:c="2"/></text:p>
          </table:table-cell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sl" fo:country="SI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fo:language="sl" fo:country="SI" fo:font-weight="bold" style:font-size-asian="14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align="center" style:justify-single-word="false" fo:text-indent="0.5in" style:auto-text-indent="false" fo:keep-with-next="always"/>
      <style:text-properties fo:color="#000000" fo:font-size="14pt" style:rfc-language-tag="sr-Latn-CS" fo:language="sr" fo:script="Latn" fo:country="C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0083in" fo:margin-right="0in" fo:text-align="center" style:justify-single-word="false" fo:text-indent="0in" style:auto-text-indent="false" fo:keep-with-next="always"/>
      <style:text-properties fo:color="#000000" style:font-name="Arial" fo:font-family="Arial" style:font-family-generic="swiss" style:font-pitch="variable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size="10pt" style:rfc-language-tag="sr-Latn-CS" fo:language="sr" fo:script="Latn" fo:country="CS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252in" fo:margin-right="0in" fo:text-indent="0in" style:auto-text-indent="false" fo:keep-with-next="always"/>
      <style:text-properties style:font-name="Arial" fo:font-family="Arial" style:font-family-generic="swiss" style:font-pitch="variable" fo:font-size="8pt" fo:language="sl" fo:country="SI" fo:font-style="italic" style:font-size-asian="8pt" style:font-style-asian="italic" style:font-name-complex="Arial" style:font-family-complex="Arial" style:font-family-generic-complex="swiss" style:font-pitch-complex="variable" style:font-size-complex="8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color="#993300" style:font-name="Arial" fo:font-family="Arial" style:font-family-generic="swiss" style:font-pitch="variable" fo:font-size="8pt" fo:language="sl" fo:country="SI" fo:font-style="italic" style:text-underline-style="solid" style:text-underline-width="auto" style:text-underline-color="font-color" fo:font-weight="bold" style:font-size-asian="8pt" style:font-style-asian="italic" style:font-weight-asian="bold" style:font-name-complex="Arial" style:font-family-complex="Arial" style:font-family-generic-complex="swiss" style:font-pitch-complex="variable" style:font-size-complex="8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8pt" style:rfc-language-tag="sr-Latn-CS" fo:language="sr" fo:script="Latn" fo:country="CS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color="#000000" style:font-name="Arial" fo:font-family="Arial" style:font-family-generic="swiss" style:font-pitch="variable" fo:font-size="11pt" style:rfc-language-tag="sr-Latn-CS" fo:language="sr" fo:script="Latn" fo:country="CS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5in" style:auto-text-indent="false"/>
      <style:text-properties fo:color="#000000" style:font-name="Arial" fo:font-family="Arial" style:font-family-generic="swiss" style:font-pitch="variable" fo:font-size="10pt" style:rfc-language-tag="sr-Latn-CS" fo:language="sr" fo:script="Latn" fo:country="CS" style:font-size-asian="10pt" style:font-name-complex="Arial" style:font-family-complex="Arial" style:font-family-generic-complex="swiss" style:font-pitch-complex="variable"/>
    </style:style>
    <style:style style:name="Body_20_Text_20_3" style:display-name="Body Text 3" style:family="paragraph" style:parent-style-name="Standard">
      <style:text-properties fo:color="#000000" style:font-name="Arial" fo:font-family="Arial" style:font-family-generic="swiss" style:font-pitch="variable" fo:font-size="10pt" style:rfc-language-tag="sr-Latn-CS" fo:language="sr" fo:script="Latn" fo:country="CS" style:font-size-asian="10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cccccc" style:font-name="Arial Unicode MS" fo:font-family="'Arial Unicode MS', Arial" style:font-family-generic="swiss" style:font-pitch="variable" style:font-name-asian="Arial Unicode MS" style:font-family-asian="'Arial Unicode MS', Arial" style:font-family-generic-asian="swiss" style:font-pitch-asian="variable" style:font-name-complex="Arial Unicode MS" style:font-family-complex="'Arial Unicode MS', Arial" style:font-family-generic-complex="swiss" style:font-pitch-complex="variable"/>
    </style:style>
    <style:style style:name="Body_20_Text_20_Indent_20_2" style:display-name="Body Text Indent 2" style:family="paragraph" style:parent-style-name="Standard">
      <style:paragraph-properties fo:margin-left="0.1252in" fo:margin-right="0in" fo:text-indent="0in" style:auto-text-indent="false"/>
      <style:text-properties fo:color="#000000" style:font-name="Arial" fo:font-family="Arial" style:font-family-generic="swiss" style:font-pitch="variable" fo:font-size="8pt" fo:language="sl" fo:country="SI" style:font-size-asian="8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Times New Roman" fo:font-family="'Times New Roman'" style:font-family-generic="roman" style:font-pitch="variable" style:font-name-asian="Arial Unicode MS" style:font-family-asian="'Arial Unicode MS', Arial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3437in" fo:text-indent="-0.25in" fo:margin-left="0.343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3437in" fo:text-indent="-0.25in" fo:margin-left="3.343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IVERZITETSKIM   JEDINICAMA</dc:title>
    <dc:subject/>
    <meta:keyword/>
    <dc:description/>
    <meta:initial-creator>user</meta:initial-creator>
    <meta:creation-date>2008-09-08T01:36:00</meta:creation-date>
    <dc:creator>Sam</dc:creator>
    <dc:date>2008-09-08T01:44:00</dc:date>
    <meta:print-date>2004-06-19T03:15:00</meta:print-date>
    <meta:editing-cycles>4</meta:editing-cycles>
    <meta:editing-duration>PT2M</meta:editing-duration>
    <meta:document-statistic meta:table-count="2" meta:image-count="0" meta:object-count="0" meta:page-count="1" meta:paragraph-count="82" meta:word-count="552" meta:character-count="3986" meta:non-whitespace-character-count="3301"/>
    <meta:generator>LibreOffice/6.4.4.2$Linux_X86_64 LibreOffice_project/40$Build-2</meta:generator>
  </office:meta>
</office:document-meta>
</file>